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d0f6" officeooo:paragraph-rsid="001bd0f6"/>
    </style:style>
    <style:style style:name="P2" style:family="paragraph" style:parent-style-name="Standard">
      <style:text-properties officeooo:rsid="001ceea0" officeooo:paragraph-rsid="001ceea0"/>
    </style:style>
    <style:style style:name="P3" style:family="paragraph" style:parent-style-name="Standard">
      <style:text-properties officeooo:rsid="001d2787" officeooo:paragraph-rsid="001d2787"/>
    </style:style>
    <style:style style:name="P4" style:family="paragraph" style:parent-style-name="Standard">
      <style:text-properties officeooo:rsid="001e190e" officeooo:paragraph-rsid="001e190e"/>
    </style:style>
    <style:style style:name="P5" style:family="paragraph" style:parent-style-name="Standard">
      <style:text-properties officeooo:rsid="00211b46" officeooo:paragraph-rsid="00211b46"/>
    </style:style>
    <style:style style:name="P6" style:family="paragraph" style:parent-style-name="Preformatted_20_Text">
      <style:text-properties officeooo:rsid="001e190e" officeooo:paragraph-rsid="001e190e"/>
    </style:style>
    <style:style style:name="P7" style:family="paragraph" style:parent-style-name="Preformatted_20_Text">
      <style:text-properties officeooo:rsid="001e190e" officeooo:paragraph-rsid="00211b46"/>
    </style:style>
    <style:style style:name="T1" style:family="text">
      <style:text-properties officeooo:rsid="00211b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esgin a rock paper scissors game to be played in the browser console</text:p>
      <text:p text:style-name="Standard">use a javascript file</text:p>
      <text:p text:style-name="Standard"/>
      <text:p text:style-name="Standard">Functions:</text:p>
      <text:p text:style-name="Standard"/>
      <text:p text:style-name="Standard">computerPlay - randomly return a value for R P or S</text:p>
      <text:p text:style-name="Standard"/>
      <text:p text:style-name="Standard">play single round - take two strings - computer and player and returns decision</text:p>
      <text:p text:style-name="Standard"/>
      <text:p text:style-name="Standard">player selection function should be case insensitive</text:p>
      <text:p text:style-name="Standard"/>
      <text:p text:style-name="Standard">function that plays 5 round game and declares winner at the end</text:p>
      <text:p text:style-name="Standard"/>
      <text:p text:style-name="P1">computerPlay:</text:p>
      <text:p text:style-name="P1">takes no parameters</text:p>
      <text:p text:style-name="P1">generates a random number from 1 to 3</text:p>
      <text:p text:style-name="P1">translates the random number to choice</text:p>
      <text:p text:style-name="P1">returns choice</text:p>
      <text:p text:style-name="P1"/>
      <text:p text:style-name="P1">playerChoice:</text:p>
      <text:p text:style-name="P1">prompts user for choice</text:p>
      <text:p text:style-name="P1">converts choice to lower case</text:p>
      <text:p text:style-name="P1">checks if choice is valid</text:p>
      <text:p text:style-name="P1">returns choice</text:p>
      <text:p text:style-name="P1"/>
      <text:p text:style-name="P1">playSingleRound</text:p>
      <text:p text:style-name="P1">take in player selection and computer selection</text:p>
      <text:p text:style-name="P3">player variable = playerChoice function</text:p>
      <text:p text:style-name="P3">computer var = computerPlay function</text:p>
      <text:p text:style-name="P3">initialize winner variable</text:p>
      <text:p text:style-name="P3">compare player to computer via:</text:p>
      <text:p text:style-name="P3"><text:tab/>player == computer; winner = none</text:p>
      <text:p text:style-name="P3"><text:tab/>player rock and comp == scissors winner = player</text:p>
      <text:p text:style-name="P3"><text:tab/>player paper and comp rock winner = player</text:p>
      <text:p text:style-name="P3"><text:tab/>player sciss and comp paper winner = player</text:p>
      <text:p text:style-name="P3"><text:tab/>else winner = comp</text:p>
      <text:p text:style-name="P3"/>
      <text:p text:style-name="P4">gameFunction(WinScore):</text:p>
      <text:p text:style-name="P4"/>
      <text:p text:style-name="P4">let wonRounds = 0</text:p>
      <text:p text:style-name="P4">let person = 0</text:p>
      <text:p text:style-name="P4">let comp = 0</text:p>
      <text:p text:style-name="P5">let message = “”</text:p>
      <text:p text:style-name="P4"/>
      <text:p text:style-name="P6"><text:span text:style-name="Source_20_Text">for (let i = 0; i &lt; 5; i++)</text:span></text:p>
      <text:p text:style-name="P6"><text:span text:style-name="Source_20_Text"><text:tab/></text:span><text:span text:style-name="Source_20_Text"><text:span text:style-name="T1">if play == player then person += 1</text:span></text:span></text:p>
      <text:p text:style-name="P6"><text:span text:style-name="Source_20_Text"><text:tab/></text:span><text:span text:style-name="Source_20_Text"><text:span text:style-name="T1">else if play == comp then comp += 1</text:span></text:span></text:p>
      <text:p text:style-name="P6"><text:span text:style-name="Source_20_Text"><text:tab/></text:span><text:span text:style-name="Source_20_Text"><text:span text:style-name="T1">else person == person and comp = computer</text:span></text:span></text:p>
      <text:p text:style-name="P6"><text:span text:style-name="Source_20_Text"/></text:p>
      <text:p text:style-name="P7"><text:span text:style-name="Source_20_Text"><text:span text:style-name="T1">if person == comp then message = tie</text:span></text:span></text:p>
      <text:p text:style-name="P7"><text:soft-page-break/><text:span text:style-name="Source_20_Text"><text:span text:style-name="T1">else if person &gt; comp then message = you won</text:span></text:span></text:p>
      <text:p text:style-name="P7"><text:span text:style-name="Source_20_Text"><text:span text:style-name="T1">else message = comp won</text:span></text:span></text:p>
      <text:p text:style-name="P7"><text:span text:style-name="Source_20_Text"/></text:p>
      <text:p text:style-name="P7"><text:span text:style-name="Source_20_Text"><text:span text:style-name="T1">console.log(`Game over! ${message} score is you ${person} and computer ${comp}</text:span></text:span></text:p>
      <text:p text:style-name="P4"/>
      <text:p text:style-name="P4"><text:tab/></text:p>
      <text:p text:style-name="P4"/>
      <text:p text:style-name="P4"/>
      <text:p text:style-name="P4"/>
      <text:p text:style-name="P3"/>
      <text:p text:style-name="P1"/>
      <text:p text:style-name="P2">if the values are == tie</text:p>
      <text:p text:style-name="P2">if player = rock then scissor win</text:p>
      <text:p text:style-name="P2">if player = paper then rock win</text:p>
      <text:p text:style-name="P2">if player = scissor then paper win</text:p>
      <text:p text:style-name="P2">else computer win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4T18:48:45.304192590</meta:creation-date>
    <meta:generator>LibreOffice/6.4.7.2$Linux_X86_64 LibreOffice_project/40$Build-2</meta:generator>
    <dc:date>2022-02-24T20:06:45.265289259</dc:date>
    <meta:editing-duration>PT14M24S</meta:editing-duration>
    <meta:editing-cycles>2</meta:editing-cycles>
    <meta:document-statistic meta:table-count="0" meta:image-count="0" meta:object-count="0" meta:page-count="2" meta:paragraph-count="47" meta:word-count="274" meta:character-count="1497" meta:non-whitespace-character-count="1260"/>
  </office:meta>
</office:document-meta>
</file>